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0cm" style:auto-text-indent="false"/>
      <style:text-properties officeooo:paragraph-rsid="0017a772"/>
    </style:style>
    <style:style style:name="P2" style:family="paragraph" style:parent-style-name="Standard">
      <style:paragraph-properties fo:margin-left="0cm" fo:margin-right="0cm" fo:line-height="150%" fo:text-align="justify" style:justify-single-word="false" fo:text-indent="0cm" style:auto-text-indent="false"/>
      <style:text-properties fo:font-weight="normal" officeooo:paragraph-rsid="0017a772" style:font-weight-asian="normal" style:font-weight-complex="normal"/>
    </style:style>
    <style:style style:name="P3" style:family="paragraph" style:parent-style-name="Standard">
      <style:paragraph-properties fo:margin-left="0cm" fo:margin-right="0cm" fo:line-height="150%" fo:text-align="justify" style:justify-single-word="false" fo:text-indent="0cm" style:auto-text-indent="false"/>
      <style:text-properties fo:font-weight="normal" officeooo:rsid="0018a3d6" officeooo:paragraph-rsid="0018a3d6" style:font-weight-asian="normal" style:font-weight-complex="normal"/>
    </style:style>
    <style:style style:name="P4" style:family="paragraph" style:parent-style-name="Standard">
      <style:paragraph-properties fo:margin-left="0cm" fo:margin-right="0cm" fo:line-height="150%" fo:text-align="justify" style:justify-single-word="false" fo:text-indent="0cm" style:auto-text-indent="false"/>
      <style:text-properties fo:font-weight="normal" officeooo:rsid="0018a610" officeooo:paragraph-rsid="0018a610" style:font-weight-asian="normal" style:font-weight-complex="normal"/>
    </style:style>
    <style:style style:name="P5" style:family="paragraph" style:parent-style-name="Standard">
      <style:paragraph-properties fo:margin-left="0cm" fo:margin-right="0cm" fo:line-height="150%" fo:text-align="justify" style:justify-single-word="false" fo:text-indent="0cm" style:auto-text-indent="false"/>
      <style:text-properties fo:font-weight="normal" officeooo:rsid="001a28b6" officeooo:paragraph-rsid="001a28b6" style:font-weight-asian="normal" style:font-weight-complex="normal"/>
    </style:style>
    <style:style style:name="P6" style:family="paragraph" style:parent-style-name="Standard">
      <style:paragraph-properties fo:margin-left="0cm" fo:margin-right="0cm" fo:line-height="150%" fo:text-align="justify" style:justify-single-word="false" fo:text-indent="0cm" style:auto-text-indent="false"/>
      <style:text-properties fo:font-weight="normal" officeooo:rsid="001cdeeb" officeooo:paragraph-rsid="001cdeeb" style:font-weight-asian="normal" style:font-weight-complex="normal"/>
    </style:style>
    <style:style style:name="P7" style:family="paragraph" style:parent-style-name="Standard">
      <style:paragraph-properties fo:margin-left="0cm" fo:margin-right="0cm" fo:line-height="150%" fo:text-align="justify" style:justify-single-word="false" fo:text-indent="0cm" style:auto-text-indent="false"/>
      <style:text-properties fo:font-style="italic" fo:font-weight="normal" officeooo:rsid="001b7cf0" officeooo:paragraph-rsid="001b7cf0" style:font-style-asian="italic" style:font-weight-asian="normal" style:font-style-complex="italic" style:font-weight-complex="normal"/>
    </style:style>
    <style:style style:name="P8"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fo:font-weight="normal" officeooo:rsid="001cdeeb" officeooo:paragraph-rsid="001cdeeb" style:font-style-asian="italic" style:font-weight-asian="normal" style:font-style-complex="italic"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fo:font-weight="normal" officeooo:rsid="00243ec7" officeooo:paragraph-rsid="00243ec7" style:font-style-asian="italic" style:font-weight-asian="normal" style:font-style-complex="italic"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fo:font-weight="normal" officeooo:rsid="0026103c" officeooo:paragraph-rsid="0026103c" style:font-style-asian="italic" style:font-weight-asian="normal" style:font-style-complex="italic"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fo:font-style="italic" style:text-underline-style="none" fo:font-weight="normal" officeooo:rsid="001feab8" officeooo:paragraph-rsid="001feab8" style:font-style-asian="italic" style:font-weight-asian="normal" style:font-style-complex="italic" style:font-weight-complex="normal"/>
    </style:style>
    <style:style style:name="P12" style:family="paragraph" style:parent-style-name="Standard">
      <style:paragraph-properties fo:margin-left="0cm" fo:margin-right="0cm" fo:line-height="150%" fo:text-align="justify" style:justify-single-word="false" fo:text-indent="0cm" style:auto-text-indent="false"/>
      <style:text-properties fo:font-style="italic" style:text-underline-style="none" fo:font-weight="normal" officeooo:rsid="0026103c" officeooo:paragraph-rsid="0026103c" style:font-style-asian="italic" style:font-weight-asian="normal" style:font-style-complex="italic"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cdeeb" officeooo:paragraph-rsid="001cdeeb" style:font-style-asian="normal" style:font-weight-asian="normal" style:font-style-complex="normal"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db2fc" officeooo:paragraph-rsid="001db2fc" style:font-style-asian="normal" style:font-weight-asian="normal" style:font-style-complex="normal"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f823f" officeooo:paragraph-rsid="001f823f" style:font-style-asian="normal" style:font-weight-asian="normal" style:font-style-complex="normal"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1feab8" officeooo:paragraph-rsid="001feab8" style:font-style-asian="normal" style:font-weight-asian="normal" style:font-style-complex="normal"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28e41" officeooo:paragraph-rsid="00228e41" style:font-style-asian="normal" style:font-weight-asian="normal" style:font-style-complex="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32433" officeooo:paragraph-rsid="00232433" style:font-style-asian="normal" style:font-weight-asian="normal" style:font-style-complex="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43ec7" officeooo:paragraph-rsid="00243ec7" style:font-style-asian="normal" style:font-weight-asian="normal" style:font-style-complex="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6103c" officeooo:paragraph-rsid="0026103c" style:font-style-asian="normal" style:font-weight-asian="normal" style:font-style-complex="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93407" officeooo:paragraph-rsid="00293407" style:font-style-asian="normal" style:font-weight-asian="normal" style:font-style-complex="normal"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2947e4" officeooo:paragraph-rsid="002947e4" style:font-style-asian="normal" style:font-weight-asian="normal" style:font-style-complex="normal" style:font-weight-complex="normal"/>
    </style:style>
    <style:style style:name="T1" style:family="text">
      <style:text-properties fo:font-weight="bold" officeooo:rsid="0017a772" style:font-weight-asian="bold" style:font-weight-complex="bold"/>
    </style:style>
    <style:style style:name="T2" style:family="text">
      <style:text-properties fo:font-weight="bold" officeooo:rsid="0018a3d6" style:font-weight-asian="bold" style:font-weight-complex="bold"/>
    </style:style>
    <style:style style:name="T3" style:family="text">
      <style:text-properties officeooo:rsid="0018a610"/>
    </style:style>
    <style:style style:name="T4" style:family="text">
      <style:text-properties fo:font-size="11pt" style:font-size-asian="11pt" style:font-size-complex="11pt"/>
    </style:style>
    <style:style style:name="T5" style:family="text">
      <style:text-properties officeooo:rsid="00220754"/>
    </style:style>
    <style:style style:name="T6" style:family="text">
      <style:text-properties officeooo:rsid="002766f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zene 11 – </text:span><text:span text:style-name="T2">Playtime</text:span></text:p>
      <text:p text:style-name="P2"/>
      <text:p text:style-name="P3">Während der Mittagszeit stand K auf und machte eine Ansage.</text:p>
      <text:p text:style-name="P3">K: Kinder, schaut mal an wie schön es draußen ist! Wenn ihr fertig gegessen habt, dann zieht euch an und geht auf den Hof zum spielen.</text:p>
      <text:p text:style-name="P3"/>
      <text:p text:style-name="P3">Ich packte also meine Sachen und wanderte Planlos auf den Hof herum. Wirklich Lust zum spielen hatte ich ja eigentlich nicht. Das Wetter war aber schön warm und ich dachte ich könnte mich vielleicht ins Gras legen.</text:p>
      <text:p text:style-name="P3">Als ich <text:span text:style-name="T3">bei den Grasf</text:span>läche<text:span text:style-name="T3">n</text:span> vorbei kam hörte ich die unverwechselbare Stimme von A. </text:p>
      <text:p text:style-name="P3">A: Is doch a völligs Gschmarre wos du dou verzüllst.</text:p>
      <text:p text:style-name="P4">Die Stimme kam von oben! Ich war verwirrt, weil ich nur ein weiteres unbekanntes Kind sah.</text:p>
      <text:p text:style-name="P4">???: Gibt doch viel besseres was man damit machen kann. Also wieso Eis!?</text:p>
      <text:p text:style-name="P4">Erst dachte ich er schreit den Baum an, doch als ich hoch sah saß dort A! Die ziemlich angefressen aus sah, bereits mit roten Gesicht und sonstigen.</text:p>
      <text:p text:style-name="P7">A wütend</text:p>
      <text:p text:style-name="P5">A: Weils immernoch besser ist als deins?! Ist doch logisch.</text:p>
      <text:p text:style-name="P6">Um was die zwei genau streiten? Ist es überhaupt so wichtig?</text:p>
      <text:p text:style-name="P6"/>
      <text:p text:style-name="P8">Die beiden Stoppen</text:p>
      <text:p text:style-name="P13">P: Hört doch auf zu streiten! Macht doch keinen Sinn</text:p>
      <text:p text:style-name="P13">------</text:p>
      <text:p text:style-name="P13">???: Belauschst du uns einfach? Was soll das!</text:p>
      <text:p text:style-name="P13">A: Misch dich nicht ein.</text:p>
      <text:p text:style-name="P13">→ <text:span text:style-name="T4">Beides gleichzeitig on screen falls möglich und wenn ja, dann schneid den nächsten Satz weg</text:span></text:p>
      <text:p text:style-name="P14">Ich wurde von beiden in etwa gleicher weise angeschrien und war wohl nicht willkommen.</text:p>
      <text:p text:style-name="P15">A und wer auch immer der andere war schauen sich an.</text:p>
      <text:p text:style-name="P15">A: Oooh, ähm da haben wir wohl eine gleiche Meinung.</text:p>
      <text:p text:style-name="P15">???: Sieht wohl so aus, ich will aber nicht weitere belauscht werden.</text:p>
      <text:p text:style-name="P15">Das zufällige Kind drehte sich um und ging einfach.</text:p>
      <text:p text:style-name="P15">A: Toll gemacht. P!</text:p>
      <text:p text:style-name="P15">P: Warte mal, worum ging es eigentlich?</text:p>
      <text:p text:style-name="P16">A: Hehe, du hast also nicht alles gehört? Dann sag ich auchs nicht.</text:p>
      <text:p text:style-name="P11">A grinsen</text:p>
      <text:p text:style-name="P16">P: Komm schon!</text:p>
      <text:p text:style-name="P16"><text:soft-page-break/>A: Erst wenn du hier hoch kommst!</text:p>
      <text:p text:style-name="P16">→<text:span text:style-name="T5"> Weiter in Klettern und nicht klettern</text:span></text:p>
      <text:p text:style-name="P16"/>
      <text:p text:style-name="P8">Einfach weiter schauen</text:p>
      <text:p text:style-name="P17">Ich wollte erst einmal wissen worum es geht.</text:p>
      <text:p text:style-name="P18">???: Ist doch einfach Geschmackssache und ich will das Eis essen, dass ich essen will.</text:p>
      <text:p text:style-name="P18">A: Aber das schmeckt doch nur wenn noch was dazugegeben wird.</text:p>
      <text:p text:style-name="P18">???: Es schmeckt immer besser!</text:p>
      <text:p text:style-name="P18">A: *UUUUUGH</text:p>
      <text:p text:style-name="P18">A rollt ihre Augen und scheint damit zufällig mich zu entdecken.</text:p>
      <text:p text:style-name="P18">A: HEY P! Schoko oder Vanilleeis!? Du entscheideset</text:p>
      <text:p text:style-name="P18">P: ÄÄÄÄHM, ich glaube [Schokoeis|Vanilleeis]</text:p>
      <text:p text:style-name="P18"/>
      <text:p text:style-name="P9"><text:tab/>Bei Schokoeis:</text:p>
      <text:p text:style-name="P12">A glücklich</text:p>
      <text:p text:style-name="P19">A: Da hasts Randy! Jetzt sind wir schon 2.</text:p>
      <text:p text:style-name="P19">R: Ist doch egal, wenns geschmackssache ist. Jetzt machts aber eh keinen Sinn mehr da noch zu reden.</text:p>
      <text:p text:style-name="P19">Dieser Randy drehte sich um und ging zum Sandkasten.</text:p>
      <text:p text:style-name="P19">P: Also worum ging es denn eigentlich genau?</text:p>
      <text:p text:style-name="P19">A: Ich wollte nur etwas sticheln, dann wurde ich wirklich wütend.</text:p>
      <text:p text:style-name="P19">A: Du, komm mal mit hoch.</text:p>
      <text:p text:style-name="P19">→ Weiter in klettern und nicht klettern</text:p>
      <text:p text:style-name="P19"/>
      <text:p text:style-name="P10"><text:tab/>Bei Vanilleeis:</text:p>
      <text:p text:style-name="P20">???: Ha! Siehst du ist doch nur Geschmackssache! Selbst dein zufälliger Freund stimmt mir zu!</text:p>
      <text:p text:style-name="P20">A: Ich mein, ja…</text:p>
      <text:p text:style-name="P20">A schien irgendwie etwas überfordert zu sein, wollte Sie wohl eine andere Antwort?</text:p>
      <text:p text:style-name="P12">A <text:span text:style-name="T6">normal</text:span></text:p>
      <text:p text:style-name="P20">A: Ach egal Randy, klettern kannst ja immer noch nicht!</text:p>
      <text:p text:style-name="P21">Dieser R sagte nichts, drehte sich um und ging einfach zum Sandkasten.</text:p>
      <text:p text:style-name="P22">A: Kannst du klettern? Komm mal mit hoch.</text:p>
      <text:p text:style-name="P22">→ Weiter in klettern und nicht klet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20:17:51.708000000</meta:creation-date>
    <dc:date>2018-12-12T22:04:12.556000000</dc:date>
    <meta:editing-duration>PT1H46M11S</meta:editing-duration>
    <meta:editing-cycles>19</meta:editing-cycles>
    <meta:generator>LibreOffice/6.1.2.1$Windows_X86_64 LibreOffice_project/65905a128db06ba48db947242809d14d3f9a93fe</meta:generator>
    <meta:document-statistic meta:table-count="0" meta:image-count="0" meta:object-count="0" meta:page-count="2" meta:paragraph-count="57" meta:word-count="534" meta:character-count="2993" meta:non-whitespace-character-count="2512"/>
  </office:meta>
</office:document-meta>
</file>